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E" svg:font-family="'Arial CE'"/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 CE" fo:font-size="13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CE" style:font-size-asian="13pt" style:language-asian="none" style:country-asian="none" style:font-style-asian="normal" style:font-weight-asian="normal" style:font-name-complex="Arial C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8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8">
      <style:table-cell-properties fo:background-color="#33cc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33cc66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8">
      <style:table-cell-properties fo:background-color="#33cc66"/>
    </style:style>
    <style:style style:name="ce13" style:family="table-cell" style:parent-style-name="Default" style:data-style-name="N61"/>
    <style:style style:name="ce14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9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mA]</text:p>
          </table:table-cell>
          <table:table-cell/>
          <table:table-cell office:value-type="string" calcext:value-type="string">
            <text:p>Pmn</text:p>
          </table:table-cell>
          <table:table-cell/>
          <table:table-cell office:value-type="string" calcext:value-type="string">
            <text:p>[mW]</text:p>
          </table:table-cell>
        </table:table-row>
        <table:table-row table:style-name="ro1">
          <table:table-cell/>
          <table:table-cell office:value-type="string" calcext:value-type="string">
            <text:p>Sl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[mW/mA]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[dB]</text:p>
          </table:table-cell>
        </table:table-row>
        <table:table-row table:style-name="ro1">
          <table:table-cell/>
          <table:table-cell office:value-type="string" calcext:value-type="string">
            <text:p>Fmod</text:p>
          </table:table-cell>
          <table:table-cell table:style-name="ce4" table:formula="of:=32*1000*1000*1000" office:value-type="float" office:value="32000000000" calcext:value-type="float">
            <text:p>3,20E+10</text:p>
          </table:table-cell>
          <table:table-cell office:value-type="string" calcext:value-type="string">
            <text:p>[Hz]</text:p>
          </table:table-cell>
          <table:table-cell/>
          <table:table-cell office:value-type="string" calcext:value-type="string">
            <text:p>Pmo</text:p>
          </table:table-cell>
          <table:table-cell/>
          <table:table-cell office:value-type="string" calcext:value-type="string">
            <text:p>[mW]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kM]</text:p>
          </table:table-cell>
          <table:table-cell/>
          <table:table-cell office:value-type="string" calcext:value-type="string">
            <text:p>Imo</text:p>
          </table:table-cell>
          <table:table-cell/>
          <table:table-cell office:value-type="string" calcext:value-type="string">
            <text:p>[mA]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[dB/km]</text:p>
          </table:table-cell>
          <table:table-cell/>
          <table:table-cell office:value-type="string" calcext:value-type="string">
            <text:p>Nn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[mA/mW]</text:p>
          </table:table-cell>
          <table:table-cell/>
          <table:table-cell office:value-type="string" calcext:value-type="string">
            <text:p>Nodb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pt</text:p>
          </table:table-cell>
          <table:table-cell table:style-name="ce5" table:formula="of:=([.C2]-[.C10])*[.C3]" office:value-type="float" office:value="8.8" calcext:value-type="float">
            <text:p>8,8</text:p>
          </table:table-cell>
          <table:table-cell table:style-name="ce10" office:value-type="string" calcext:value-type="string">
            <text:p>[mW]</text:p>
          </table:table-cell>
          <table:table-cell table:style-name="ce12" table:formula="of:=10*LOG([.C11])" office:value-type="float" office:value="9.44482672150169" calcext:value-type="float">
            <text:p>9,4448</text:p>
          </table:table-cell>
          <table:table-cell table:style-name="ce14" office:value-type="string" calcext:value-type="string">
            <text:p>[dBm]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11 * łącze</text:p>
          </table:table-cell>
          <table:table-cell office:value-type="float" office:value="0.5" calcext:value-type="float">
            <text:p>0,5</text:p>
          </table:table-cell>
          <table:table-cell table:style-name="ce3" table:formula="of:=11*0.5" office:value-type="float" office:value="5.5" calcext:value-type="float">
            <text:p>5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5" table:formula="of:=[.D15]+[.D14]" office:value-type="float" office:value="17.92" calcext:value-type="float">
            <text:p>17,92</text:p>
          </table:table-cell>
          <table:table-cell table:style-name="ce5" table:formula="of:=[.C5]*[.C6]" office:value-type="float" office:value="12.42" calcext:value-type="float">
            <text:p>12,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[-]</text:p>
          </table:table-cell>
          <table:table-cell table:style-name="ce6" table:formula="of:=10^([.C15]/10)" office:value-type="float" office:value="61.9441075076782" calcext:value-type="float">
            <text:p>61,944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out</text:p>
          </table:table-cell>
          <table:table-cell table:style-name="ce7" table:formula="of:=[.C11]/[.C16]" office:value-type="float" office:value="0.142063553000731" calcext:value-type="float">
            <text:p>0,1421</text:p>
          </table:table-cell>
          <table:table-cell table:style-name="ce10" office:value-type="string" calcext:value-type="string">
            <text:p>[mW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ut</text:p>
          </table:table-cell>
          <table:table-cell table:style-name="ce8" table:formula="of:=[.E11]-[.C15]" office:value-type="float" office:value="-8.47517327849832" calcext:value-type="float">
            <text:p>-8,4752</text:p>
          </table:table-cell>
          <table:table-cell table:style-name="ce11" office:value-type="string" calcext:value-type="string">
            <text:p>[dB]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out</text:p>
          </table:table-cell>
          <table:table-cell table:style-name="ce6" table:formula="of:=[.C7]*[.C18]" office:value-type="float" office:value="0.11080957134057" calcext:value-type="float">
            <text:p>0,1108</text:p>
          </table:table-cell>
          <table:table-cell office:value-type="string" calcext:value-type="string">
            <text:p>[mA]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4" office:value-type="float" office:value="6.626E-034" calcext:value-type="float">
            <text:p>6,63E-34</text:p>
          </table:table-cell>
          <table:table-cell office:value-type="string" calcext:value-type="string">
            <text:p>[Js]</text:p>
          </table:table-cell>
          <table:table-cell table:style-name="ce13" office:value-type="float" office:value="4136000000000000" calcext:value-type="float">
            <text:p>4,14E+15</text:p>
          </table:table-cell>
          <table:table-cell office:value-type="string" calcext:value-type="string">
            <text:p>[eVs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4" office:value-type="float" office:value="300000000" calcext:value-type="float">
            <text:p>3,00E+08</text:p>
          </table:table-cell>
          <table:table-cell office:value-type="string" calcext:value-type="string">
            <text:p>[m/s]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λ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[nm]</text:p>
          </table:table-cell>
          <table:table-cell office:value-type="string" calcext:value-type="string">
            <text:p>f</text:p>
          </table:table-cell>
          <table:table-cell table:formula="of:=[.C25]/([.C26]*10^-9)" office:value-type="float" office:value="227272727272727" calcext:value-type="float">
            <text:p>227272727272727</text:p>
          </table:table-cell>
          <table:table-cell office:value-type="string" calcext:value-type="string">
            <text:p>[Hz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eV</text:p>
          </table:table-cell>
          <table:table-cell table:style-name="ce4" office:value-type="float" office:value="1.602E-019" calcext:value-type="float">
            <text:p>1,60E-19</text:p>
          </table:table-cell>
          <table:table-cell office:value-type="string" calcext:value-type="string">
            <text:p>[J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J </text:p>
          </table:table-cell>
          <table:table-cell table:style-name="ce4" office:value-type="float" office:value="6.241E+018" calcext:value-type="float">
            <text:p>6,24E+18</text:p>
          </table:table-cell>
          <table:table-cell office:value-type="string" calcext:value-type="string">
            <text:p>[eV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table:formula="of:=[.F26]*[.C24]" office:value-type="float" office:value="1.50590909090909E-019" calcext:value-type="float">
            <text:p>1,50590909090909E-19</text:p>
          </table:table-cell>
          <table:table-cell office:value-type="string" calcext:value-type="string">
            <text:p>[J]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([.C11]*0.001)/[.C29]" office:value-type="float" office:value="5.84364624207667E+016" calcext:value-type="float">
            <text:p>5,84364624207667E+0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[1/imp]</text:p>
          </table:table-cell>
          <table:table-cell table:formula="of:=[.C31]/[.C4]" office:value-type="float" office:value="1826139.45064896" calcext:value-type="float">
            <text:p>1826139,4506489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out</text:p>
          </table:table-cell>
          <table:table-cell table:formula="of:=[.C32]*([.C18]/[.C11])" office:value-type="float" office:value="29480.4384811356" calcext:value-type="float">
            <text:p>29480,4384811356</text:p>
          </table:table-cell>
          <table:table-cell table:number-columns-repeated="5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E" svg:font-family="'Arial CE'"/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26T19:21:46.108000000</meta:creation-date>
    <meta:generator>LibreOffice/6.4.7.2$Windows_x86 LibreOffice_project/639b8ac485750d5696d7590a72ef1b496725cfb5</meta:generator>
    <dc:date>2024-01-26T20:24:51.837000000</dc:date>
    <meta:editing-duration>PT1H2M50S</meta:editing-duration>
    <meta:editing-cycles>30</meta:editing-cycles>
    <meta:document-statistic meta:table-count="1" meta:cell-count="81" meta:object-count="0"/>
  </office:meta>
</office:document-meta>
</file>